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our TP3</text:p>
      <text:p text:style-name="P1">Par Jérémie Ricard</text:p>
      <text:p text:style-name="P2"/>
      <text:p text:style-name="P2"><text:tab/>Pour le dernier travail, nous avions à créer des classes dans le but de nous exercer à la programmation orientée objet et nous familiariser avec le concept d'héritage. Pour ce travail dirigé, nous n'avions qu'à suivre les directives en UML dans le PDF de l'énoncé. J'ai créé une classe de base pour les transports, appelé TransBase. Celle-ci est la classe mère de TransVdL et de TransAvion. Une quatrième classe devait être créée, celle qui contenant et traitait les références de la classe TransBase et de ses filles. Dans la recherche de solution pour l'affichage des nombres réels j'ai trouvé l'outil <text:span text:style-name="T1">ostringstream</text:span> qui me permettait de retourner un <text:span text:style-name="T1">string</text:span><text:span text:style-name="T2"> tout en me donnant accès aux outils de la librairie </text:span><text:span text:style-name="T1">iomanip</text:span><text:span text:style-name="T2"> dont </text:span><text:span text:style-name="T1">std ::setprecision</text:span><text:span text:style-name="T2">. Dans la classe Voyage, j'ai du avoir recours à plus de valeur que simplement le nom. Comme un compteur (nbrElement) pour connaître le nombre d'étape du voyage ainsi qu'un tableau de pointeur de la classe mère TransBase pour me permettre de garder, dans un conteneur (etapes), les adresses des classes représentant les étapes du voyage.</text:span></text:p>
      <text:p text:style-name="P2"/>
      <text:p text:style-name="P2"><text:tab/>Pour la compilation, j'ai créé un Makefile en suivant le guide fournis dans la démonstration en utilisant le maximum de variable pour maximiser le 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8T14:09:47</meta:creation-date>
    <dc:date>2018-12-18T14:29:27</dc:date>
    <meta:editing-duration>PT19M40S</meta:editing-duration>
    <meta:editing-cycles>5</meta:editing-cycles>
    <meta:generator>OpenOffice/4.1.3$Unix OpenOffice.org_project/413m1$Build-9783</meta:generator>
    <meta:document-statistic meta:table-count="0" meta:image-count="0" meta:object-count="0" meta:page-count="1" meta:paragraph-count="4" meta:word-count="208" meta:character-count="1268"/>
  </office:meta>
</office:document-meta>
</file>